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18" style:family="text">
      <style:text-properties fo:font-family="monospace" fo:color="#b00040"/>
    </style:style>
    <style:style style:name="c17" style:family="text">
      <style:text-properties fo:font-weight="bold" fo:font-family="monospace" fo:color="#bb6622"/>
    </style:style>
    <style:style style:name="c16" style:family="text">
      <style:text-properties fo:font-family="monospace" fo:color="#ba2121"/>
    </style:style>
    <style:style style:name="c0" style:family="text">
      <style:text-properties fo:font-family="Sans"/>
    </style:style>
    <style:style style:name="c7" style:family="text">
      <style:text-properties fo:font-family="monospace" fo:color="#bc7a00"/>
    </style:style>
    <style:style style:name="p11" style:family="paragraph">
      <style:paragraph-properties fo:margin-bottom="9pt" fo:background-color="#f8f8f8" fo:keep-together="true"/>
    </style:style>
    <style:style style:name="p10" style:family="paragraph">
      <style:paragraph-properties fo:margin-top="9pt" fo:background-color="#f8f8f8" fo:keep-together="true"/>
    </style:style>
    <style:style style:name="c9" style:family="text">
      <style:text-properties fo:font-style="italic" fo:font-family="monospace" fo:color="#408080"/>
    </style:style>
    <style:style style:name="c8" style:family="text">
      <style:text-properties fo:font-family="monospace"/>
    </style:style>
    <style:style style:name="c15" style:family="text">
      <style:text-properties fo:font-family="monospace" fo:color="#666666"/>
    </style:style>
    <style:style style:name="c14" style:family="text">
      <style:text-properties fo:font-family="monospace" fo:color="#0000ff"/>
    </style:style>
    <style:style style:name="c13" style:family="text">
      <style:text-properties fo:font-weight="bold" fo:font-family="monospace" fo:color="#008000"/>
    </style:style>
    <style:style style:name="p12" style:family="paragraph">
      <style:paragraph-properties fo:background-color="#f8f8f8" fo:keep-together="true"/>
    </style:style>
  </office:automatic-styles>
  <office:body>
    <office:text>
      <text:p text:style-name="p10"><text:span text:style-name="c7">#include</text:span><text:span text:style-name="c8"> </text:span><text:span text:style-name="c9">"opencv2/objdetect/objdetect.hpp"</text:span></text:p>
      <text:p text:style-name="p12"><text:span text:style-name="c7">#include</text:span><text:span text:style-name="c8"> </text:span><text:span text:style-name="c9">"opencv2/highgui/highgui.hpp"</text:span></text:p>
      <text:p text:style-name="p12"><text:span text:style-name="c7">#include</text:span><text:span text:style-name="c8"> </text:span><text:span text:style-name="c9">"opencv2/imgproc/imgproc.hpp"</text:span></text:p>
      <text:p text:style-name="p12"/>
      <text:p text:style-name="p12"><text:span text:style-name="c7">#include</text:span><text:span text:style-name="c8"> </text:span><text:span text:style-name="c9">&lt;iostream&gt;</text:span></text:p>
      <text:p text:style-name="p12"><text:span text:style-name="c7">#include</text:span><text:span text:style-name="c8"> </text:span><text:span text:style-name="c9">&lt;stdio.h&gt;</text:span></text:p>
      <text:p text:style-name="p12"/>
      <text:p text:style-name="p12"><text:span text:style-name="c8">using namespace std;</text:span></text:p>
      <text:p text:style-name="p12"><text:span text:style-name="c8">using namespace cv;</text:span></text:p>
      <text:p text:style-name="p12"><text:span text:style-name="c13">void</text:span><text:span text:style-name="c8"> </text:span><text:span text:style-name="c14">detectAndDisplay</text:span><text:span text:style-name="c8">( Mat frame );</text:span></text:p>
      <text:p text:style-name="p12"/>
      <text:p text:style-name="p12"><text:span text:style-name="c9">//把"haarcascade_frontalface_alt.xml"和"haarcascade_eye_tree_eyeglasses.xml"这两个文件复制到工程路径下,仍需绝对路径？</text:span></text:p>
      <text:p text:style-name="p12"><text:span text:style-name="c13">String</text:span><text:span text:style-name="c8"> face_cascade_name </text:span><text:span text:style-name="c15">=</text:span><text:span text:style-name="c8"> </text:span><text:span text:style-name="c16">"/home/yinan/objects(opencv)/haarcascade_frontalface_alt.xml"</text:span><text:span text:style-name="c8">;</text:span></text:p>
      <text:p text:style-name="p12"><text:span text:style-name="c13">String</text:span><text:span text:style-name="c8"> eyes_cascade_name </text:span><text:span text:style-name="c15">=</text:span><text:span text:style-name="c8"> </text:span><text:span text:style-name="c16">"/home/yinan/objects(opencv)/haarcascade_eye_tree_eyeglasses.xml"</text:span><text:span text:style-name="c8">;</text:span></text:p>
      <text:p text:style-name="p12"><text:span text:style-name="c8">CascadeClassifier face_cascade;</text:span></text:p>
      <text:p text:style-name="p12"><text:span text:style-name="c8">CascadeClassifier eyes_cascade;</text:span></text:p>
      <text:p text:style-name="p12"><text:span text:style-name="c13">string</text:span><text:span text:style-name="c8"> window_name </text:span><text:span text:style-name="c15">=</text:span><text:span text:style-name="c8"> </text:span><text:span text:style-name="c16">"Capture - Face detection"</text:span><text:span text:style-name="c8">;</text:span></text:p>
      <text:p text:style-name="p12"><text:span text:style-name="c8">RNG </text:span><text:span text:style-name="c14">rng</text:span><text:span text:style-name="c8">(</text:span><text:span text:style-name="c15">12345</text:span><text:span text:style-name="c8">);</text:span></text:p>
      <text:p text:style-name="p12"/>
      <text:p text:style-name="p12"><text:span text:style-name="c13">static</text:span><text:span text:style-name="c8"> </text:span><text:span text:style-name="c13">void</text:span><text:span text:style-name="c8"> </text:span><text:span text:style-name="c14">ShowHelpText</text:span><text:span text:style-name="c8">()</text:span></text:p>
      <text:p text:style-name="p12"><text:span text:style-name="c8">{</text:span></text:p>
      <text:p text:style-name="p12"><text:span text:style-name="c8">
          <text:s text:c="5"/>cout</text:span><text:span text:style-name="c15">&lt;&lt;</text:span><text:span text:style-name="c8"> </text:span><text:span text:style-name="c16">"</text:span><text:span text:style-name="c17">\n\n\t\t\t</text:span><text:span text:style-name="c16">
          <text:s text:c="3"/>当前使用的OpenCV版本为："</text:span><text:span text:style-name="c8"> </text:span><text:span text:style-name="c15">&lt;&lt;</text:span><text:span text:style-name="c8"> CV_VERSION</text:span></text:p>
      <text:p text:style-name="p12"><text:span text:style-name="c8">
          <text:s text:c="8"/></text:span><text:span text:style-name="c15">&lt;&lt;</text:span><text:span text:style-name="c16">"</text:span><text:span text:style-name="c17">\n\n</text:span><text:span text:style-name="c16">
          <text:s text:c="2"/>----------------------------------------------------------------------------"</text:span><text:span text:style-name="c8"> ;</text:span></text:p>
      <text:p text:style-name="p12"><text:span text:style-name="c8">}</text:span></text:p>
      <text:p text:style-name="p12"/>
      <text:p text:style-name="p12"><text:span text:style-name="c13">int</text:span><text:span text:style-name="c8"> </text:span><text:span text:style-name="c14">main</text:span><text:span text:style-name="c8">( </text:span><text:span text:style-name="c13">void</text:span><text:span text:style-name="c8"> )</text:span></text:p>
      <text:p text:style-name="p12"><text:span text:style-name="c8">{</text:span></text:p>
      <text:p text:style-name="p12"><text:span text:style-name="c8">
          <text:s text:c="2"/>VideoCapture capture;</text:span></text:p>
      <text:p text:style-name="p12"><text:span text:style-name="c8">
          <text:s text:c="2"/>Mat frame;</text:span></text:p>
      <text:p text:style-name="p12"><text:span text:style-name="c8">
          <text:s text:c="2"/></text:span><text:span text:style-name="c9">//-- 1. 加载级联（cascades）</text:span></text:p>
      <text:p text:style-name="p12"><text:span text:style-name="c8">
          <text:s text:c="2"/></text:span><text:span text:style-name="c13">if</text:span><text:span text:style-name="c8">( </text:span><text:span text:style-name="c15">!</text:span><text:span text:style-name="c8">face_cascade.load( face_cascade_name ) ){ printf(</text:span><text:span text:style-name="c16">"--(!)Error loading</text:span><text:span text:style-name="c17">\n</text:span><text:span text:style-name="c16">"</text:span><text:span text:style-name="c8">); </text:span><text:span text:style-name="c13">return</text:span><text:span text:style-name="c8"> </text:span><text:span text:style-name="c15">-1</text:span><text:span text:style-name="c8">; };</text:span></text:p>
      <text:p text:style-name="p12"><text:span text:style-name="c8">
          <text:s text:c="2"/></text:span><text:span text:style-name="c13">if</text:span><text:span text:style-name="c8">( </text:span><text:span text:style-name="c15">!</text:span><text:span text:style-name="c8">eyes_cascade.load( eyes_cascade_name ) ){ printf(</text:span><text:span text:style-name="c16">"--(!)Error loading</text:span><text:span text:style-name="c17">\n</text:span><text:span text:style-name="c16">"</text:span><text:span text:style-name="c8">); </text:span><text:span text:style-name="c13">return</text:span><text:span text:style-name="c8"> </text:span><text:span text:style-name="c15">-1</text:span><text:span text:style-name="c8">; };</text:span></text:p>
      <text:p text:style-name="p12"><text:span text:style-name="c8">
          <text:s text:c="2"/></text:span><text:span text:style-name="c9">//-- 2. 读取视频</text:span></text:p>
      <text:p text:style-name="p12"><text:span text:style-name="c8">
          <text:s text:c="2"/>capture.</text:span><text:span text:style-name="c14">open</text:span><text:span text:style-name="c8">(</text:span><text:span text:style-name="c15">0</text:span><text:span text:style-name="c8">);</text:span></text:p>
      <text:p text:style-name="p12"><text:span text:style-name="c8">
          <text:s text:c="2"/>ShowHelpText();</text:span></text:p>
      <text:p text:style-name="p12"><text:span text:style-name="c8">
          <text:s text:c="2"/></text:span><text:span text:style-name="c13">if</text:span><text:span text:style-name="c8">( capture.isOpened() )</text:span></text:p>
      <text:p text:style-name="p12"><text:span text:style-name="c8">
          <text:s text:c="2"/>{</text:span></text:p>
      <text:p text:style-name="p12"><text:span text:style-name="c8">
          <text:s text:c="4"/></text:span><text:span text:style-name="c13">for</text:span><text:span text:style-name="c8">(;;)</text:span></text:p>
      <text:p text:style-name="p12"><text:span text:style-name="c8">
          <text:s text:c="4"/>{</text:span></text:p>
      <text:p text:style-name="p12"><text:span text:style-name="c8">
          <text:s text:c="6"/>capture </text:span><text:span text:style-name="c15">&gt;&gt;</text:span><text:span text:style-name="c8"> frame;</text:span></text:p>
      <text:p text:style-name="p12"><text:span text:style-name="c8">
          <text:s text:c="6"/></text:span><text:span text:style-name="c9">//-- 3. 对当前帧使用分类器（Apply the classifier to the frame）</text:span></text:p>
      <text:p text:style-name="p12"><text:span text:style-name="c8">
          <text:s text:c="6"/></text:span><text:span text:style-name="c13">if</text:span><text:span text:style-name="c8">( </text:span><text:span text:style-name="c15">!</text:span><text:span text:style-name="c8">frame.empty() )</text:span></text:p>
      <text:p text:style-name="p12"><text:span text:style-name="c8">
          <text:s text:c="7"/>{ detectAndDisplay( frame ); }</text:span></text:p>
      <text:p text:style-name="p12"><text:span text:style-name="c8">
          <text:s text:c="6"/></text:span><text:span text:style-name="c13">else</text:span></text:p>
      <text:p text:style-name="p12"><text:span text:style-name="c8">
          <text:s text:c="7"/>{ printf(</text:span><text:span text:style-name="c16">" --(!) No captured frame -- Break!"</text:span><text:span text:style-name="c8">); </text:span><text:span text:style-name="c13">break</text:span><text:span text:style-name="c8">; }</text:span></text:p>
      <text:p text:style-name="p12"><text:span text:style-name="c8">
          <text:s text:c="6"/></text:span><text:span text:style-name="c13">int</text:span><text:span text:style-name="c8"> c </text:span><text:span text:style-name="c15">=</text:span><text:span text:style-name="c8"> waitKey(</text:span><text:span text:style-name="c15">10</text:span><text:span text:style-name="c8">);</text:span></text:p>
      <text:p text:style-name="p12"><text:span text:style-name="c8">
          <text:s text:c="6"/></text:span><text:span text:style-name="c13">if</text:span><text:span text:style-name="c8">( (</text:span><text:span text:style-name="c13">char</text:span><text:span text:style-name="c8">)c </text:span><text:span text:style-name="c15">==</text:span><text:span text:style-name="c8"> </text:span><text:span text:style-name="c16">'c'</text:span><text:span text:style-name="c8"> ) { </text:span><text:span text:style-name="c13">break</text:span><text:span text:style-name="c8">; }</text:span></text:p>
      <text:p text:style-name="p12"><text:span text:style-name="c8">
          <text:s text:c="6"/></text:span><text:span text:style-name="c9">//waitKey(0);会一帧一卡</text:span></text:p>
      <text:p text:style-name="p12"><text:span text:style-name="c8">
          <text:s text:c="4"/>}</text:span></text:p>
      <text:p text:style-name="p12"><text:span text:style-name="c8">
          <text:s text:c="2"/>}</text:span></text:p>
      <text:p text:style-name="p12"/>
      <text:p text:style-name="p12"><text:span text:style-name="c8">
          <text:s text:c="2"/></text:span><text:span text:style-name="c13">return</text:span><text:span text:style-name="c8"> </text:span><text:span text:style-name="c15">0</text:span><text:span text:style-name="c8">;</text:span></text:p>
      <text:p text:style-name="p12"><text:span text:style-name="c8">}</text:span></text:p>
      <text:p text:style-name="p12"/>
      <text:p text:style-name="p12"><text:span text:style-name="c13">void</text:span><text:span text:style-name="c8"> </text:span><text:span text:style-name="c14">detectAndDisplay</text:span><text:span text:style-name="c8">( Mat frame )</text:span></text:p>
      <text:p text:style-name="p12"><text:span text:style-name="c8">{</text:span></text:p>
      <text:p text:style-name="p12"><text:span text:style-name="c8">
          <text:s text:c="3"/>std</text:span><text:span text:style-name="c15">::</text:span><text:span text:style-name="c8">vector</text:span><text:span text:style-name="c15">&lt;</text:span><text:span text:style-name="c8">Rect</text:span><text:span text:style-name="c15">&gt;</text:span><text:span text:style-name="c8"> faces;</text:span></text:p>
      <text:p text:style-name="p12"><text:span text:style-name="c8">
          <text:s text:c="3"/>Mat frame_gray;</text:span></text:p>
      <text:p text:style-name="p12"><text:span text:style-name="c8">
          <text:s text:c="3"/>cvtColor( frame, frame_gray, COLOR_BGR2GRAY );</text:span></text:p>
      <text:p text:style-name="p12"><text:span text:style-name="c8">
          <text:s text:c="3"/>equalizeHist( frame_gray, frame_gray );</text:span></text:p>
      <text:p text:style-name="p12"/>
      <text:p text:style-name="p12"><text:span text:style-name="c8">
          <text:s text:c="3"/></text:span><text:span text:style-name="c9">//人脸检测</text:span></text:p>
      <text:p text:style-name="p12"><text:span text:style-name="c8">
          <text:s text:c="3"/>face_cascade.detectMultiScale( frame_gray, faces, </text:span><text:span text:style-name="c15">1.1</text:span><text:span text:style-name="c8">, </text:span><text:span text:style-name="c15">2</text:span><text:span text:style-name="c8">, </text:span><text:span text:style-name="c15">0|</text:span><text:span text:style-name="c8">CASCADE_SCALE_IMAGE, Size(</text:span><text:span text:style-name="c15">30</text:span><text:span text:style-name="c8">, </text:span><text:span text:style-name="c15">30</text:span><text:span text:style-name="c8">) );</text:span></text:p>
      <text:p text:style-name="p12"><text:span text:style-name="c8">
          <text:s text:c="3"/></text:span><text:span text:style-name="c13">for</text:span><text:span text:style-name="c8">( </text:span><text:span text:style-name="c18">size_t</text:span><text:span text:style-name="c8"> i </text:span><text:span text:style-name="c15">=</text:span><text:span text:style-name="c8"> </text:span><text:span text:style-name="c15">0</text:span><text:span text:style-name="c8">; i </text:span><text:span text:style-name="c15">&lt;</text:span><text:span text:style-name="c8"> faces.</text:span><text:span text:style-name="c14">size</text:span><text:span text:style-name="c8">(); i</text:span><text:span text:style-name="c15">++</text:span><text:span text:style-name="c8"> )</text:span></text:p>
      <text:p text:style-name="p12"><text:span text:style-name="c8">
          <text:s text:c="4"/>{</text:span></text:p>
      <text:p text:style-name="p12"><text:span text:style-name="c8">
          <text:s text:c="6"/>Point center( faces[i].x </text:span><text:span text:style-name="c15">+</text:span><text:span text:style-name="c8"> faces[i].</text:span><text:span text:style-name="c14">width</text:span><text:span text:style-name="c15">/2</text:span><text:span text:style-name="c8">, faces[i].y </text:span><text:span text:style-name="c15">+</text:span><text:span text:style-name="c8"> faces[i].</text:span><text:span text:style-name="c14">height</text:span><text:span text:style-name="c15">/2</text:span><text:span text:style-name="c8"> );</text:span></text:p>
      <text:p text:style-name="p12"><text:span text:style-name="c8">
          <text:s text:c="6"/>ellipse( frame, center, Size( faces[i].</text:span><text:span text:style-name="c14">width</text:span><text:span text:style-name="c15">/2</text:span><text:span text:style-name="c8">, faces[i].</text:span><text:span text:style-name="c14">height</text:span><text:span text:style-name="c15">/2</text:span><text:span text:style-name="c8">), </text:span><text:span text:style-name="c15">0</text:span><text:span text:style-name="c8">, </text:span><text:span text:style-name="c15">0</text:span><text:span text:style-name="c8">, </text:span><text:span text:style-name="c15">360</text:span><text:span text:style-name="c8">, Scalar( </text:span><text:span text:style-name="c15">255</text:span><text:span text:style-name="c8">, </text:span><text:span text:style-name="c15">0</text:span><text:span text:style-name="c8">, </text:span><text:span text:style-name="c15">255</text:span><text:span text:style-name="c8"> ), </text:span><text:span text:style-name="c15">2</text:span><text:span text:style-name="c8">, </text:span><text:span text:style-name="c15">8</text:span><text:span text:style-name="c8">, </text:span><text:span text:style-name="c15">0</text:span><text:span text:style-name="c8"> );</text:span></text:p>
      <text:p text:style-name="p12"><text:span text:style-name="c8">
          <text:s text:c="6"/>Mat faceROI </text:span><text:span text:style-name="c15">=</text:span><text:span text:style-name="c8"> frame_gray( faces[i] );</text:span></text:p>
      <text:p text:style-name="p12"><text:span text:style-name="c8">
          <text:s text:c="6"/>std</text:span><text:span text:style-name="c15">::</text:span><text:span text:style-name="c8">vector</text:span><text:span text:style-name="c15">&lt;</text:span><text:span text:style-name="c8">Rect</text:span><text:span text:style-name="c15">&gt;</text:span><text:span text:style-name="c8"> eyes;</text:span></text:p>
      <text:p text:style-name="p12"/>
      <text:p text:style-name="p12"><text:span text:style-name="c8">
          <text:s text:c="6"/></text:span><text:span text:style-name="c9">//-- 在脸中检测眼睛</text:span></text:p>
      <text:p text:style-name="p12"><text:span text:style-name="c8">
          <text:s text:c="6"/>eyes_cascade.detectMultiScale( faceROI, eyes, </text:span><text:span text:style-name="c15">1.1</text:span><text:span text:style-name="c8">, </text:span><text:span text:style-name="c15">2</text:span><text:span text:style-name="c8">, </text:span><text:span text:style-name="c15">0|</text:span><text:span text:style-name="c8">CASCADE_SCALE_IMAGE, Size(</text:span><text:span text:style-name="c15">30</text:span><text:span text:style-name="c8">, </text:span><text:span text:style-name="c15">30</text:span><text:span text:style-name="c8">) );</text:span></text:p>
      <text:p text:style-name="p12"><text:span text:style-name="c8">
          <text:s text:c="6"/></text:span><text:span text:style-name="c13">for</text:span><text:span text:style-name="c8">( </text:span><text:span text:style-name="c18">size_t</text:span><text:span text:style-name="c8"> j </text:span><text:span text:style-name="c15">=</text:span><text:span text:style-name="c8"> </text:span><text:span text:style-name="c15">0</text:span><text:span text:style-name="c8">; j </text:span><text:span text:style-name="c15">&lt;</text:span><text:span text:style-name="c8"> eyes.</text:span><text:span text:style-name="c14">size</text:span><text:span text:style-name="c8">(); j</text:span><text:span text:style-name="c15">++</text:span><text:span text:style-name="c8"> )</text:span></text:p>
      <text:p text:style-name="p12"><text:span text:style-name="c8">
          <text:s text:c="7"/>{</text:span></text:p>
      <text:p text:style-name="p12"><text:span text:style-name="c8">
          <text:s text:c="9"/>Point eye_center( faces[i].x </text:span><text:span text:style-name="c15">+</text:span><text:span text:style-name="c8"> eyes[j].x </text:span><text:span text:style-name="c15">+</text:span><text:span text:style-name="c8"> eyes[j].</text:span><text:span text:style-name="c14">width</text:span><text:span text:style-name="c15">/2</text:span><text:span text:style-name="c8">, faces[i].y </text:span><text:span text:style-name="c15">+</text:span><text:span text:style-name="c8"> eyes[j].y </text:span><text:span text:style-name="c15">+</text:span><text:span text:style-name="c8"> eyes[j].</text:span><text:span text:style-name="c14">height</text:span><text:span text:style-name="c15">/2</text:span><text:span text:style-name="c8"> );</text:span></text:p>
      <text:p text:style-name="p12"><text:span text:style-name="c8">
          <text:s text:c="9"/></text:span><text:span text:style-name="c13">int</text:span><text:span text:style-name="c8"> radius </text:span><text:span text:style-name="c15">=</text:span><text:span text:style-name="c8"> cvRound( (eyes[j].</text:span><text:span text:style-name="c14">width</text:span><text:span text:style-name="c8"> </text:span><text:span text:style-name="c15">+</text:span><text:span text:style-name="c8"> eyes[j].</text:span><text:span text:style-name="c14">height</text:span><text:span text:style-name="c8">)</text:span><text:span text:style-name="c15">*0.25</text:span><text:span text:style-name="c8"> );</text:span></text:p>
      <text:p text:style-name="p12"><text:span text:style-name="c8">
          <text:s text:c="9"/></text:span><text:span text:style-name="c14">circle</text:span><text:span text:style-name="c8">( frame, eye_center, radius, Scalar( </text:span><text:span text:style-name="c15">255</text:span><text:span text:style-name="c8">, </text:span><text:span text:style-name="c15">0</text:span><text:span text:style-name="c8">, </text:span><text:span text:style-name="c15">0</text:span><text:span text:style-name="c8"> ), </text:span><text:span text:style-name="c15">3</text:span><text:span text:style-name="c8">, </text:span><text:span text:style-name="c15">8</text:span><text:span text:style-name="c8">, </text:span><text:span text:style-name="c15">0</text:span><text:span text:style-name="c8"> );</text:span></text:p>
      <text:p text:style-name="p12"><text:span text:style-name="c8">
          <text:s text:c="7"/>}</text:span></text:p>
      <text:p text:style-name="p12"><text:span text:style-name="c8">
          <text:s text:c="4"/>}</text:span></text:p>
      <text:p text:style-name="p12"><text:span text:style-name="c8">
          <text:s text:c="3"/></text:span><text:span text:style-name="c9">//-- 显示最终效果图</text:span></text:p>
      <text:p text:style-name="p12"><text:span text:style-name="c8">
          <text:s text:c="3"/>imshow( window_name, frame );</text:span></text:p>
      <text:p text:style-name="p11"><text:span text:style-name="c8">}</text:span><text:span text:style-name="c0"> </text:span></text:p>
    </office:text>
  </office:body>
</office:document-content>
</file>